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be0e3" draw:textarea-horizontal-align="justify" draw:textarea-vertical-align="middle" draw:auto-grow-height="false" fo:min-height="3.026cm" fo:min-width="6.527cm" fo:padding-top="0cm" fo:padding-bottom="0cm" fo:padding-left="0cm" fo:padding-right="0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be0e3" draw:textarea-horizontal-align="justify" draw:textarea-vertical-align="middle" draw:auto-grow-height="false" fo:min-height="3.025cm" fo:min-width="6.527cm" fo:padding-top="0cm" fo:padding-bottom="0cm" fo:padding-left="0cm" fo:padding-right="0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be0e3" draw:textarea-horizontal-align="justify" draw:textarea-vertical-align="middle" draw:auto-grow-height="false" fo:min-height="3.025cm" fo:min-width="6.527cm" fo:padding-top="0cm" fo:padding-bottom="0cm" fo:padding-left="0cm" fo:padding-right="0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be0e3" draw:textarea-horizontal-align="justify" draw:textarea-vertical-align="middle" draw:auto-grow-height="false" fo:min-height="3.025cm" fo:min-width="6.527cm" fo:padding-top="0cm" fo:padding-bottom="0cm" fo:padding-left="0cm" fo:padding-right="0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be0e3" draw:textarea-horizontal-align="justify" draw:textarea-vertical-align="middle" draw:auto-grow-height="false" fo:min-height="3.026cm" fo:min-width="6.527cm" fo:padding-top="0cm" fo:padding-bottom="0cm" fo:padding-left="0cm" fo:padding-right="0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be0e3" draw:textarea-horizontal-align="justify" draw:textarea-vertical-align="middle" draw:auto-grow-height="false" fo:min-height="3.026cm" fo:min-width="6.527cm" fo:padding-top="0cm" fo:padding-bottom="0cm" fo:padding-left="0cm" fo:padding-right="0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be0e3" draw:textarea-horizontal-align="justify" draw:textarea-vertical-align="middle" draw:auto-grow-height="false" fo:min-height="3.026cm" fo:min-width="6.527cm" fo:padding-top="0cm" fo:padding-bottom="0cm" fo:padding-left="0cm" fo:padding-right="0cm" fo:wrap-option="no-wrap" draw:shadow-color="#808080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bbe0e3"/>
      <style:paragraph-properties fo:margin-left="0cm" fo:margin-right="0cm" fo:margin-top="0.004cm" fo:margin-bottom="0.004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onnector draw:style-name="gr2" draw:text-style-name="P2" draw:layer="layout" svg:x1="20.699cm" svg:y1="13.661cm" svg:x2="20.699cm" svg:y2="11.981cm" draw:start-shape="id1" draw:start-glue-point="0" draw:end-shape="id2" draw:end-glue-point="2" svg:d="M20699 13661v-1680" svg:viewBox="0 0 1 1681">
            <text:p/>
          </draw:connector>
          <draw:connector draw:style-name="gr2" draw:text-style-name="P2" draw:layer="layout" svg:x1="12.695cm" svg:y1="13.661cm" svg:x2="12.695cm" svg:y2="11.981cm" draw:start-shape="id3" draw:start-glue-point="0" draw:end-shape="id4" draw:end-glue-point="2" svg:d="M12695 13661v-1680" svg:viewBox="0 0 1 1681">
            <text:p/>
          </draw:connector>
          <draw:connector draw:style-name="gr2" draw:text-style-name="P2" draw:layer="layout" svg:x1="4.696cm" svg:y1="13.661cm" svg:x2="4.696cm" svg:y2="11.981cm" draw:start-shape="id5" draw:start-glue-point="0" draw:end-shape="id6" draw:end-glue-point="2" svg:d="M4696 13661v-1680" svg:viewBox="0 0 1 1681">
            <text:p/>
          </draw:connector>
          <draw:connector draw:style-name="gr2" draw:text-style-name="P2" draw:layer="layout" svg:x1="20.699cm" svg:y1="8.63cm" svg:x2="12.695cm" svg:y2="6.95cm" draw:start-shape="id2" draw:start-glue-point="0" draw:end-shape="id7" draw:end-glue-point="2" svg:d="M20699 8630v-839h-8004v-841" svg:viewBox="0 0 8005 1681">
            <text:p/>
          </draw:connector>
          <draw:connector draw:style-name="gr2" draw:text-style-name="P2" draw:layer="layout" svg:x1="12.695cm" svg:y1="8.63cm" svg:x2="12.695cm" svg:y2="6.95cm" draw:start-shape="id4" draw:start-glue-point="0" draw:end-shape="id7" draw:end-glue-point="2" svg:d="M12695 8630v-1680" svg:viewBox="0 0 1 1681">
            <text:p/>
          </draw:connector>
          <draw:connector draw:style-name="gr2" draw:text-style-name="P2" draw:layer="layout" svg:x1="4.696cm" svg:y1="8.63cm" svg:x2="12.695cm" svg:y2="6.95cm" draw:start-shape="id6" draw:start-glue-point="0" draw:end-shape="id7" draw:end-glue-point="2" svg:d="M4696 8630v-839h7999v-841" svg:viewBox="0 0 8000 1681">
            <text:p/>
          </draw:connector>
          <draw:custom-shape draw:style-name="gr3" draw:text-style-name="P3" xml:id="id7" draw:id="id7" draw:layer="layout" svg:width="6.853cm" svg:height="3.352cm" svg:x="9.269cm" svg:y="3.598cm">
            <text:list text:style-name="L1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6" draw:id="id6" draw:layer="layout" svg:width="6.853cm" svg:height="3.351cm" svg:x="1.27cm" svg:y="8.63cm">
            <text:list text:style-name="L1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xml:id="id4" draw:id="id4" draw:layer="layout" svg:width="6.853cm" svg:height="3.351cm" svg:x="9.269cm" svg:y="8.63cm">
            <text:list text:style-name="L1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" draw:id="id2" draw:layer="layout" svg:width="6.853cm" svg:height="3.351cm" svg:x="17.273cm" svg:y="8.63cm">
            <text:list text:style-name="L1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xml:id="id5" draw:id="id5" draw:layer="layout" svg:width="6.853cm" svg:height="3.352cm" svg:x="1.27cm" svg:y="13.661cm">
            <text:list text:style-name="L1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xml:id="id3" draw:id="id3" draw:layer="layout" svg:width="6.853cm" svg:height="3.352cm" svg:x="9.269cm" svg:y="13.661cm">
            <text:list text:style-name="L1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xml:id="id1" draw:id="id1" draw:layer="layout" svg:width="6.853cm" svg:height="3.352cm" svg:x="17.273cm" svg:y="13.661cm">
            <text:list text:style-name="L1">
              <text:list-header>
                <text:p/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7.144cm" svg:height="9.525cm" svg:x="5.953cm" svg:y="1.931cm" draw:page-number="2" presentation:class="page"/>
          <draw:frame presentation:style-name="pr1" draw:text-style-name="P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7cm" fo:margin-bottom="0.004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51cm" fo:margin-bottom="0.004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6cm" fo:margin-bottom="0.004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81cm" fo:margin-bottom="0.004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81cm" fo:margin-bottom="0.004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7cm" fo:margin-bottom="0.004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4cm" fo:margin-bottom="0.00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04cm" fo:margin-bottom="0.004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.004cm" fo:margin-bottom="0.004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margin-top="0.004cm" fo:margin-bottom="0.004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04cm" fo:margin-bottom="0.004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margin-top="0.004cm" fo:margin-bottom="0.004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004cm" fo:margin-bottom="0.004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name-asian="DejaVu Sans1" style:font-size-asian="14pt" style:language-asian="es" style:country-asian="ES" style:font-name-complex="DejaVu Sans1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draw:style-name="Mgr3" draw:text-style-name="MP6" draw:layer="backgroundobjects" svg:width="5.922cm" svg:height="1.318cm" svg:x="1.27cm" svg:y="17.34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39cm" svg:height="1.318cm" svg:x="8.677cm" svg:y="17.34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5.923cm" svg:height="1.318cm" svg:x="18.202cm" svg:y="17.348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GeoTrust Root Hierarchy Plan</dc:title>
    <meta:initial-creator>jschiavo</meta:initial-creator>
    <meta:creation-date>2009-09-04T21:56:45.205000000</meta:creation-date>
    <dc:date>2022-02-21T11:43:56.691355362</dc:date>
    <meta:editing-cycles>4</meta:editing-cycles>
    <meta:editing-duration>PT13M40S</meta:editing-duration>
    <meta:generator>LibreOfficeDev/7.4.0.0.alpha0$Linux_X86_64 LibreOffice_project/e6939ffb409cb511a96d9fffaa837acc39109cf8</meta:generator>
    <meta:document-statistic meta:object-count="36"/>
    <meta:user-defined meta:name="_AdHocReviewCycleID" meta:value-type="float">-1475864158</meta:user-defined>
    <meta:user-defined meta:name="_AuthorEmail">jschiavo@verisign.com</meta:user-defined>
    <meta:user-defined meta:name="_AuthorEmailDisplayName">Schiavo, John</meta:user-defined>
    <meta:user-defined meta:name="_EmailSubject">GeoTrust Root Inclusion Discussion</meta:user-defined>
  </office:meta>
</office:document-meta>
</file>